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d5414"/>
    </style:style>
    <style:style style:name="P2" style:family="paragraph" style:parent-style-name="Horizontal_20_Line">
      <style:text-properties officeooo:paragraph-rsid="000d5414"/>
    </style:style>
    <style:style style:name="P3" style:family="paragraph" style:parent-style-name="Text_20_body" style:list-style-name="L1">
      <style:text-properties officeooo:paragraph-rsid="000d5414"/>
    </style:style>
    <style:style style:name="P4" style:family="paragraph" style:parent-style-name="Text_20_body">
      <style:text-properties officeooo:paragraph-rsid="000d5414"/>
    </style:style>
    <style:style style:name="T1" style:family="text">
      <style:text-properties officeooo:rsid="000d54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Lec 12 </text:span></text:span><text:span text:style-name="Source_20_Text"><text:span text:style-name="T1"><text:s/>Assignment</text:span></text:span></text:h>
      <text:p text:style-name="P2"/>
      <text:h text:style-name="P1" text:outline-level="2"><text:span text:style-name="Strong_20_Emphasis">Wrap-up &amp; Homework </text:span></text:h>
      <text:list text:style-name="L1">
        <text:list-item>
          <text:p text:style-name="P3">Practice, <text:span text:style-name="T1">Read and <text:s/>do your own research on how to</text:span>:</text:p>
          <text:list>
            <text:list-item>
              <text:p text:style-name="P3">Create functions with keyword and default args.</text:p>
            </text:list-item>
            <text:list-item>
              <text:p text:style-name="P3">Build list comprehensions from loops.</text:p>
            </text:list-item>
            <text:list-item>
              <text:p text:style-name="P3">Try debugging 3 simple buggy programs.</text:p>
            </text:list-item>
          </text:list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3:04:42.106508141</meta:creation-date>
    <dc:date>2025-07-01T13:11:42.471766304</dc:date>
    <meta:editing-duration>PT7M2S</meta:editing-duration>
    <meta:editing-cycles>1</meta:editing-cycles>
    <meta:document-statistic meta:table-count="0" meta:image-count="0" meta:object-count="0" meta:page-count="1" meta:paragraph-count="6" meta:word-count="38" meta:character-count="214" meta:non-whitespace-character-count="183"/>
    <meta:generator>LibreOffice/24.8.7.2$Linux_X86_64 LibreOffice_project/480$Build-2</meta:generator>
  </office:meta>
</office:document-meta>
</file>